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7B00000132B62B70C0F030C90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IOT - Projek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aspberry Pi Ro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draw:style-name="gr2" draw:text-style-name="P2" draw:layer="layout" svg:width="24.869cm" svg:height="8.54cm" svg:x="1.623cm" svg:y="6.261cm">
          <draw:image xlink:href="Pictures/100002010000037B00000132B62B70C0F030C9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8T02:20:34.997411456</meta:creation-date>
    <meta:editing-duration>PT4M17S</meta:editing-duration>
    <meta:editing-cycles>3</meta:editing-cycles>
    <meta:generator>LibreOffice/6.3.2.2$Linux_X86_64 LibreOffice_project/30$Build-2</meta:generator>
    <dc:title>Impress</dc:title>
    <dc:date>2019-10-28T02:25:34.862328944</dc:date>
    <meta:document-statistic meta:object-count="41"/>
    <meta:template xlink:type="simple" xlink:actuate="onRequest" xlink:title="Impress" xlink:href="../../../../../usr/lib/libreoffice/share/template/common/presnt/Impress.otp" meta:date="2019-10-28T02:20:34.617560930"/>
  </office:meta>
</office:document-meta>
</file>